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p(pos)</text:p>
          </table:table-cell>
          <table:table-cell office:value-type="string" calcext:value-type="string">
            <text:p>p(neg)</text:p>
          </table:table-cell>
          <table:table-cell table:number-columns-repeated="6"/>
        </table:table-row>
        <table:table-row table:style-name="ro1">
          <table:table-cell/>
          <table:table-cell table:formula="of:=1/3" office:value-type="float" office:value="0.333333333333333" calcext:value-type="float">
            <text:p>0,333333333333333</text:p>
          </table:table-cell>
          <table:table-cell table:formula="of:=2/3" office:value-type="float" office:value="0.666666666666667" calcext:value-type="float">
            <text:p>0,666666666666667</text:p>
          </table:table-cell>
          <table:table-cell table:number-columns-repeated="6"/>
        </table:table-row>
        <table:table-row table:style-name="ro1">
          <table:table-cell/>
          <table:table-cell table:formula="of:=LOG([.B2];2)" office:value-type="float" office:value="-1.58496250072116" calcext:value-type="float">
            <text:p>-1,58496250072116</text:p>
          </table:table-cell>
          <table:table-cell table:formula="of:=LOG([.C2];2)" office:value-type="float" office:value="-0.584962500721156" calcext:value-type="float">
            <text:p>-0,584962500721156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counts</text:p>
          </table:table-cell>
          <table:table-cell table:style-name="ce1"/>
          <table:table-cell table:style-name="ce1" office:value-type="string" calcext:value-type="string">
            <text:p>smoothed counts</text:p>
          </table:table-cell>
          <table:table-cell/>
          <table:table-cell table:style-name="ce1" office:value-type="string" calcext:value-type="string">
            <text:p>p(word|class)</text:p>
          </table:table-cell>
          <table:table-cell/>
          <table:table-cell table:style-name="ce1" office:value-type="string" calcext:value-type="string">
            <text:p>logp</text:p>
          </table:table-cell>
          <table:table-cell/>
        </table:table-row>
        <table:table-row table:style-name="ro1">
          <table:table-cell/>
          <table:table-cell table:formula="of:=SUM([.B7:.B12])" office:value-type="float" office:value="5" calcext:value-type="float">
            <text:p>5</text:p>
          </table:table-cell>
          <table:table-cell table:formula="of:=SUM([.C7:.C12])" office:value-type="float" office:value="7" calcext:value-type="float">
            <text:p>7</text:p>
          </table:table-cell>
          <table:table-cell table:formula="of:=SUM([.D7:.D12])" office:value-type="float" office:value="11" calcext:value-type="float">
            <text:p>11</text:p>
          </table:table-cell>
          <table:table-cell table:formula="of:=SUM([.E7:.E12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bad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7]+1" office:value-type="float" office:value="1" calcext:value-type="float">
            <text:p>1</text:p>
          </table:table-cell>
          <table:table-cell table:formula="of:=[.C7]+1" office:value-type="float" office:value="4" calcext:value-type="float">
            <text:p>4</text:p>
          </table:table-cell>
          <table:table-cell table:formula="of:=[.D7]/[.D$5]" office:value-type="float" office:value="0.0909090909090909" calcext:value-type="float">
            <text:p>0,090909090909091</text:p>
          </table:table-cell>
          <table:table-cell table:formula="of:=[.E7]/[.E$5]" office:value-type="float" office:value="0.307692307692308" calcext:value-type="float">
            <text:p>0,307692307692308</text:p>
          </table:table-cell>
          <table:table-cell table:formula="of:=LOG([.F7];2)" office:value-type="float" office:value="-3.4594316186373" calcext:value-type="float">
            <text:p>-3,4594316186373</text:p>
          </table:table-cell>
          <table:table-cell table:formula="of:=LOG([.G7];2)" office:value-type="float" office:value="-1.70043971814109" calcext:value-type="float">
            <text:p>-1,70043971814109</text:p>
          </table:table-cell>
        </table:table-row>
        <table:table-row table:style-name="ro1">
          <table:table-cell office:value-type="string" calcext:value-type="string">
            <text:p>ugly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8]+1" office:value-type="float" office:value="1" calcext:value-type="float">
            <text:p>1</text:p>
          </table:table-cell>
          <table:table-cell table:formula="of:=[.C8]+1" office:value-type="float" office:value="3" calcext:value-type="float">
            <text:p>3</text:p>
          </table:table-cell>
          <table:table-cell table:formula="of:=[.D8]/[.D$5]" office:value-type="float" office:value="0.0909090909090909" calcext:value-type="float">
            <text:p>0,090909090909091</text:p>
          </table:table-cell>
          <table:table-cell table:formula="of:=[.E8]/[.E$5]" office:value-type="float" office:value="0.230769230769231" calcext:value-type="float">
            <text:p>0,230769230769231</text:p>
          </table:table-cell>
          <table:table-cell table:formula="of:=LOG([.F8];2)" office:value-type="float" office:value="-3.4594316186373" calcext:value-type="float">
            <text:p>-3,4594316186373</text:p>
          </table:table-cell>
          <table:table-cell table:formula="of:=LOG([.G8];2)" office:value-type="float" office:value="-2.11547721741994" calcext:value-type="float">
            <text:p>-2,11547721741994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9]+1" office:value-type="float" office:value="2" calcext:value-type="float">
            <text:p>2</text:p>
          </table:table-cell>
          <table:table-cell table:formula="of:=[.C9]+1" office:value-type="float" office:value="2" calcext:value-type="float">
            <text:p>2</text:p>
          </table:table-cell>
          <table:table-cell table:formula="of:=[.D9]/[.D$5]" office:value-type="float" office:value="0.181818181818182" calcext:value-type="float">
            <text:p>0,181818181818182</text:p>
          </table:table-cell>
          <table:table-cell table:formula="of:=[.E9]/[.E$5]" office:value-type="float" office:value="0.153846153846154" calcext:value-type="float">
            <text:p>0,153846153846154</text:p>
          </table:table-cell>
          <table:table-cell table:formula="of:=LOG([.F9];2)" office:value-type="float" office:value="-2.4594316186373" calcext:value-type="float">
            <text:p>-2,4594316186373</text:p>
          </table:table-cell>
          <table:table-cell table:formula="of:=LOG([.G9];2)" office:value-type="float" office:value="-2.70043971814109" calcext:value-type="float">
            <text:p>-2,70043971814109</text:p>
          </table:table-cell>
        </table:table-row>
        <table:table-row table:style-name="ro1">
          <table:table-cell office:value-type="string" calcext:value-type="string">
            <text:p>ther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0]+1" office:value-type="float" office:value="2" calcext:value-type="float">
            <text:p>2</text:p>
          </table:table-cell>
          <table:table-cell table:formula="of:=[.C10]+1" office:value-type="float" office:value="2" calcext:value-type="float">
            <text:p>2</text:p>
          </table:table-cell>
          <table:table-cell table:formula="of:=[.D10]/[.D$5]" office:value-type="float" office:value="0.181818181818182" calcext:value-type="float">
            <text:p>0,181818181818182</text:p>
          </table:table-cell>
          <table:table-cell table:formula="of:=[.E10]/[.E$5]" office:value-type="float" office:value="0.153846153846154" calcext:value-type="float">
            <text:p>0,153846153846154</text:p>
          </table:table-cell>
          <table:table-cell table:formula="of:=LOG([.F10];2)" office:value-type="float" office:value="-2.4594316186373" calcext:value-type="float">
            <text:p>-2,4594316186373</text:p>
          </table:table-cell>
          <table:table-cell table:formula="of:=LOG([.G10];2)" office:value-type="float" office:value="-2.70043971814109" calcext:value-type="float">
            <text:p>-2,70043971814109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]+1" office:value-type="float" office:value="3" calcext:value-type="float">
            <text:p>3</text:p>
          </table:table-cell>
          <table:table-cell table:formula="of:=[.C11]+1" office:value-type="float" office:value="1" calcext:value-type="float">
            <text:p>1</text:p>
          </table:table-cell>
          <table:table-cell table:formula="of:=[.D11]/[.D$5]" office:value-type="float" office:value="0.272727272727273" calcext:value-type="float">
            <text:p>0,272727272727273</text:p>
          </table:table-cell>
          <table:table-cell table:formula="of:=[.E11]/[.E$5]" office:value-type="float" office:value="0.0769230769230769" calcext:value-type="float">
            <text:p>0,076923076923077</text:p>
          </table:table-cell>
          <table:table-cell table:formula="of:=LOG([.F11];2)" office:value-type="float" office:value="-1.87446911791614" calcext:value-type="float">
            <text:p>-1,87446911791614</text:p>
          </table:table-cell>
          <table:table-cell table:formula="of:=LOG([.G11];2)" office:value-type="float" office:value="-3.70043971814109" calcext:value-type="float">
            <text:p>-3,70043971814109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2]+1" office:value-type="float" office:value="2" calcext:value-type="float">
            <text:p>2</text:p>
          </table:table-cell>
          <table:table-cell table:formula="of:=[.C12]+1" office:value-type="float" office:value="1" calcext:value-type="float">
            <text:p>1</text:p>
          </table:table-cell>
          <table:table-cell table:formula="of:=[.D12]/[.D$5]" office:value-type="float" office:value="0.181818181818182" calcext:value-type="float">
            <text:p>0,181818181818182</text:p>
          </table:table-cell>
          <table:table-cell table:formula="of:=[.E12]/[.E$5]" office:value-type="float" office:value="0.0769230769230769" calcext:value-type="float">
            <text:p>0,076923076923077</text:p>
          </table:table-cell>
          <table:table-cell table:formula="of:=LOG([.F12];2)" office:value-type="float" office:value="-2.4594316186373" calcext:value-type="float">
            <text:p>-2,4594316186373</text:p>
          </table:table-cell>
          <table:table-cell table:formula="of:=LOG([.G12];2)" office:value-type="float" office:value="-3.70043971814109" calcext:value-type="float">
            <text:p>-3,70043971814109</text:p>
          </table:table-cell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 calcext:value-type="string">
            <text:p>bad ugly bad this</text:p>
          </table:table-cell>
          <table:table-cell table:formula="of:=[.H10]+[.H8]+[.H9]+[.B3]" office:value-type="float" office:value="-9.96325735663305" calcext:value-type="float">
            <text:p>-9,96325735663305</text:p>
          </table:table-cell>
          <table:table-cell table:formula="of:=[.I10]+[.I8]+[.I9]+[.C3]" office:value-type="float" office:value="-8.10131915442328" calcext:value-type="float">
            <text:p>-8,101319154423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s was a good nice day</text:p>
          </table:table-cell>
          <table:table-cell table:formula="of:=[.H9]+[.H12]+[.H11]+[.B3]" office:value-type="float" office:value="-8.37829485591189" calcext:value-type="float">
            <text:p>-8,37829485591189</text:p>
          </table:table-cell>
          <table:table-cell table:formula="of:=[.I9]+[.I12]+[.I11]+[.C3]" office:value-type="float" office:value="-10.6862816551444" calcext:value-type="float">
            <text:p>-10,686281655144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00:38:40.118247404</meta:creation-date>
    <dc:date>2018-08-30T09:11:43.004894943</dc:date>
    <meta:editing-duration>PT8H12M42S</meta:editing-duration>
    <meta:editing-cycles>1</meta:editing-cycles>
    <meta:document-statistic meta:table-count="1" meta:cell-count="79" meta:object-count="0"/>
    <meta:generator>LibreOffice/5.4.6.2$Linux_X86_64 LibreOffice_project/40m0$Build-2</meta:generator>
  </office:meta>
</office:document-meta>
</file>